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_20_6" draw:marker-start-width="0.152cm" draw:marker-end-width="0.152cm" draw:fill="none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marker-start-width="0.152cm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4" draw:layer="layout" svg:width="0.257cm" svg:height="0.222cm" svg:x="12.582cm" svg:y="9.1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5" draw:layer="layout" svg:width="0.257cm" svg:height="0.222cm" svg:x="12.983cm" svg:y="9.1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95cm" svg:height="11.197cm" svg:x="7.631cm" svg:y="0.448cm">
          <text:p text:style-name="P2"><text:span text:style-name="T1">glideinWMS comm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21" draw:layer="layout" svg:width="0.18cm" svg:height="0.188cm" svg:x="1.133cm" svg:y="1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20" draw:layer="layout" svg:width="0.18cm" svg:height="0.188cm" svg:x="1.333cm" svg:y="1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9" draw:layer="layout" svg:width="0.18cm" svg:height="0.188cm" svg:x="1.533cm" svg:y="1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8cm" svg:height="0.188cm" svg:x="1.633cm" svg:y="1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8" draw:layer="layout" svg:width="0.18cm" svg:height="0.188cm" svg:x="1.733cm" svg:y="1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22" draw:layer="layout" svg:width="0.18cm" svg:height="0.188cm" svg:x="1.033cm" svg:y="0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6" draw:layer="layout" svg:width="3.877cm" svg:height="0.807cm" svg:x="1.032cm" svg:y="0.381cm">
          <text:p text:style-name="P2"><text:span text:style-name="T1">glideFactoryEntry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17" draw:layer="layout" svg:width="3.877cm" svg:height="0.807cm" svg:x="2.733cm" svg:y="2.082cm">
          <text:p text:style-name="P2"><text:span text:style-name="T1">glideFactoryPidLib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3.877cm" svg:height="0.807cm" svg:x="2.734cm" svg:y="3.183cm">
          <text:p text:style-name="P2"><text:span text:style-name="T1">glideFactoryConfig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3.877cm" svg:height="0.807cm" svg:x="2.734cm" svg:y="4.483cm">
          <text:p text:style-name="P2"><text:span text:style-name="T1">glideFactoryLib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4.657cm" svg:height="0.807cm" svg:x="2.287cm" svg:y="7.083cm">
          <text:p text:style-name="P2"><text:span text:style-name="T1">glideFactoryMonitoring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10" draw:layer="layout" svg:width="4.194cm" svg:height="0.807cm" svg:x="2.534cm" svg:y="5.783cm">
          <text:p text:style-name="P2"><text:span text:style-name="T1">glideFactoryInterface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12" draw:layer="layout" svg:width="4.194cm" svg:height="0.807cm" svg:x="2.534cm" svg:y="9.984cm">
          <text:p text:style-name="P2"><text:span text:style-name="T1">glideFactoryLogParser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13" draw:layer="layout" svg:width="4.657cm" svg:height="0.807cm" svg:x="2.288cm" svg:y="8.784cm">
          <text:p text:style-name="P2"><text:span text:style-name="T1">glideFactoryDowntimeLib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15" draw:layer="layout" svg:width="3.498cm" svg:height="0.807cm" svg:x="8.044cm" svg:y="1.284cm">
          <text:p text:style-name="P2"><text:span text:style-name="T1">logSupport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3.498cm" svg:height="0.807cm" svg:x="8.044cm" svg:y="2.584cm">
          <text:p text:style-name="P2"><text:span text:style-name="T1">pubCrypto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3.498cm" svg:height="0.807cm" svg:x="8.045cm" svg:y="3.785cm">
          <text:p text:style-name="P2"><text:span text:style-name="T1">symCrypto.p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045cm" svg:y1="4.188cm" svg:x2="6.611cm" svg:y2="3.586cm" draw:start-shape="id1" draw:start-glue-point="3" draw:end-shape="id2" svg:d="m8045 4188-1434-602">
          <text:p/>
        </draw:connector>
        <draw:connector draw:style-name="gr5" draw:text-style-name="P3" draw:layer="layout" draw:type="line" svg:x1="8.044cm" svg:y1="2.987cm" svg:x2="6.611cm" svg:y2="3.586cm" draw:start-shape="id3" draw:start-glue-point="3" draw:end-shape="id2" draw:end-glue-point="1" svg:d="m8044 2987-1433 599">
          <text:p/>
        </draw:connector>
        <draw:custom-shape draw:style-name="gr3" draw:text-style-name="P1" draw:id="id4" draw:layer="layout" svg:width="3.498cm" svg:height="0.807cm" svg:x="8.044cm" svg:y="6.084cm">
          <text:p text:style-name="P2"><text:span text:style-name="T1">condorExe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3.498cm" svg:height="0.807cm" svg:x="8.045cm" svg:y="4.885cm">
          <text:p text:style-name="P2"><text:span text:style-name="T1">condorMonitor.p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044cm" svg:y1="6.487cm" svg:x2="6.611cm" svg:y2="4.886cm" draw:start-shape="id4" draw:start-glue-point="3" draw:end-shape="id5" draw:end-glue-point="1" svg:d="m8044 6487-1433-1601">
          <text:p/>
        </draw:connector>
        <draw:connector draw:style-name="gr4" draw:text-style-name="P3" draw:layer="layout" draw:type="line" svg:x1="8.045cm" svg:y1="5.288cm" svg:x2="6.611cm" svg:y2="4.886cm" draw:start-shape="id6" draw:end-shape="id5" draw:end-glue-point="1" svg:d="m8045 5288-1434-402">
          <text:p/>
        </draw:connector>
        <draw:custom-shape draw:style-name="gr3" draw:text-style-name="P1" draw:id="id9" draw:layer="layout" svg:width="3.498cm" svg:height="0.807cm" svg:x="8.044cm" svg:y="8.084cm">
          <text:p text:style-name="P2"><text:span text:style-name="T1">xmlFormat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3.498cm" svg:height="0.807cm" svg:x="8.045cm" svg:y="9.385cm">
          <text:p text:style-name="P2"><text:span text:style-name="T1">timeConversion.p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044cm" svg:y1="6.487cm" svg:x2="6.944cm" svg:y2="7.486cm" draw:start-shape="id4" draw:start-glue-point="3" draw:end-shape="id7" draw:end-glue-point="1" svg:d="m8044 6487-1100 999">
          <text:p/>
        </draw:connector>
        <draw:connector draw:style-name="gr4" draw:text-style-name="P3" draw:layer="layout" draw:type="line" svg:x1="8.045cm" svg:y1="9.788cm" svg:x2="6.944cm" svg:y2="7.486cm" draw:start-shape="id8" draw:start-glue-point="3" draw:end-shape="id7" draw:end-glue-point="1" svg:d="m8045 9788-1101-2302">
          <text:p/>
        </draw:connector>
        <draw:connector draw:style-name="gr4" draw:text-style-name="P3" draw:layer="layout" draw:type="line" svg:x1="8.044cm" svg:y1="8.487cm" svg:x2="6.944cm" svg:y2="7.486cm" draw:start-shape="id9" draw:end-shape="id7" draw:end-glue-point="1" svg:d="m8044 8487-1100-1001">
          <text:p/>
        </draw:connector>
        <draw:connector draw:style-name="gr4" draw:text-style-name="P3" draw:layer="layout" draw:type="line" svg:x1="8.045cm" svg:y1="5.288cm" svg:x2="6.728cm" svg:y2="6.186cm" draw:start-shape="id6" draw:start-glue-point="3" draw:end-shape="id10" draw:end-glue-point="1" svg:d="m8045 5288-1317 898">
          <text:p/>
        </draw:connector>
        <draw:connector draw:style-name="gr4" draw:text-style-name="P3" draw:layer="layout" draw:type="line" svg:x1="8.044cm" svg:y1="6.487cm" svg:x2="6.728cm" svg:y2="6.186cm" draw:start-shape="id4" draw:start-glue-point="3" draw:end-shape="id10" draw:end-glue-point="1" svg:d="m8044 6487-1316-301">
          <text:p/>
        </draw:connector>
        <draw:custom-shape draw:style-name="gr3" draw:text-style-name="P1" draw:id="id11" draw:layer="layout" svg:width="3.498cm" svg:height="0.807cm" svg:x="8.046cm" svg:y="10.586cm">
          <text:p text:style-name="P2"><text:span text:style-name="T1">condorLogParser.p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046cm" svg:y1="10.989cm" svg:x2="6.728cm" svg:y2="10.387cm" draw:start-shape="id11" draw:start-glue-point="3" draw:end-shape="id12" draw:end-glue-point="1" svg:d="m8046 10989-1318-602">
          <text:p/>
        </draw:connector>
        <draw:connector draw:style-name="gr4" draw:text-style-name="P3" draw:layer="layout" draw:type="line" svg:x1="8.045cm" svg:y1="9.788cm" svg:x2="6.945cm" svg:y2="9.187cm" draw:start-shape="id8" draw:end-shape="id13" draw:end-glue-point="1" svg:d="m8045 9788-1100-601">
          <text:p/>
        </draw:connector>
        <draw:custom-shape draw:style-name="gr1" draw:text-style-name="P1" draw:id="id24" draw:layer="layout" svg:width="2.357cm" svg:height="0.807cm" svg:x="12.58cm" svg:y="5.185cm">
          <text:p text:style-name="P2"><text:span text:style-name="T1">rrdtoo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.71cm" svg:y1="9.187cm" svg:x2="11.542cm" svg:y2="6.487cm" draw:start-shape="id14" draw:start-glue-point="0" draw:end-shape="id4" svg:d="m12710 9187-1168-2700">
          <text:p/>
        </draw:connector>
        <draw:connector draw:style-name="gr5" draw:text-style-name="P3" draw:layer="layout" draw:type="line" svg:x1="8.044cm" svg:y1="1.687cm" svg:x2="4.909cm" svg:y2="0.784cm" draw:start-shape="id15" draw:start-glue-point="3" draw:end-shape="id16" draw:end-glue-point="1" svg:d="m8044 1687-3135-903">
          <text:p/>
        </draw:connector>
        <draw:connector draw:style-name="gr5" draw:text-style-name="P3" draw:layer="layout" draw:type="line" svg:x1="4.671cm" svg:y1="2.082cm" svg:x2="2.97cm" svg:y2="1.188cm" draw:start-shape="id17" draw:start-glue-point="0" draw:end-shape="id16" draw:end-glue-point="2" svg:d="m4671 2082-1701-894">
          <text:p/>
        </draw:connector>
        <draw:connector draw:style-name="gr5" draw:text-style-name="P3" draw:layer="layout" draw:type="line" svg:x1="2.734cm" svg:y1="3.586cm" svg:x2="1.823cm" svg:y2="1.189cm" draw:start-shape="id2" draw:end-shape="id18" draw:end-glue-point="2" svg:d="m2734 3586-911-2397">
          <text:p/>
        </draw:connector>
        <draw:connector draw:style-name="gr5" draw:text-style-name="P3" draw:layer="layout" draw:type="line" svg:x1="2.734cm" svg:y1="4.886cm" svg:x2="1.623cm" svg:y2="1.189cm" draw:start-shape="id5" draw:end-shape="id19" draw:end-glue-point="2" svg:d="m2734 4886-1111-3697">
          <text:p/>
        </draw:connector>
        <draw:connector draw:style-name="gr5" draw:text-style-name="P3" draw:layer="layout" draw:type="line" svg:x1="2.534cm" svg:y1="6.186cm" svg:x2="1.423cm" svg:y2="1.189cm" draw:start-shape="id10" draw:end-shape="id20" draw:end-glue-point="2" svg:d="m2534 6186-1111-4997">
          <text:p/>
        </draw:connector>
        <draw:connector draw:style-name="gr5" draw:text-style-name="P3" draw:layer="layout" draw:type="line" svg:x1="2.287cm" svg:y1="7.486cm" svg:x2="1.223cm" svg:y2="1.189cm" draw:start-shape="id7" draw:start-glue-point="3" draw:end-shape="id21" draw:end-glue-point="2" svg:d="m2287 7486-1064-6297">
          <text:p/>
        </draw:connector>
        <draw:connector draw:style-name="gr5" draw:text-style-name="P3" draw:layer="layout" draw:line-skew="0.144cm" svg:x1="2.288cm" svg:y1="9.187cm" svg:x2="1.033cm" svg:y2="0.995cm" draw:start-shape="id13" draw:start-glue-point="3" draw:end-shape="id22" draw:end-glue-point="3" svg:d="m2288 9187h-1611v-8192h356">
          <text:p/>
        </draw:connector>
        <draw:connector draw:style-name="gr5" draw:text-style-name="P3" draw:layer="layout" draw:line-skew="-0.15cm" svg:x1="2.534cm" svg:y1="10.387cm" svg:x2="1.032cm" svg:y2="0.784cm" draw:start-shape="id12" draw:start-glue-point="3" draw:end-shape="id16" draw:end-glue-point="3" svg:d="m2534 10387h-2153v-9603h651">
          <text:p/>
        </draw:connector>
        <draw:custom-shape draw:style-name="gr1" draw:text-style-name="P1" draw:id="id23" draw:layer="layout" svg:width="2.357cm" svg:height="0.807cm" svg:x="12.581cm" svg:y="3.186cm">
          <text:p text:style-name="P2"><text:span text:style-name="T1">M2Crypto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.581cm" svg:y1="3.589cm" svg:x2="11.543cm" svg:y2="4.188cm" draw:start-shape="id23" draw:end-shape="id1" draw:end-glue-point="1" svg:d="m12581 3589-1038 599">
          <text:p/>
        </draw:connector>
        <draw:connector draw:style-name="gr4" draw:text-style-name="P3" draw:layer="layout" draw:type="line" svg:x1="12.581cm" svg:y1="3.589cm" svg:x2="11.542cm" svg:y2="2.987cm" draw:start-shape="id23" draw:start-glue-point="3" draw:end-shape="id3" svg:d="m12581 3589-1039-602">
          <text:p/>
        </draw:connector>
        <draw:custom-shape draw:style-name="gr2" draw:text-style-name="P1" draw:layer="layout" svg:width="2.879cm" svg:height="5.207cm" svg:x="12.332cm" svg:y="1.127cm">
          <text:p text:style-name="P2"><text:span text:style-name="T1">External</text:span><text:span text:style-name="T1"><text:line-break/></text:span><text:span text:style-name="T1">python</text:span><text:span text:style-name="T1"><text:line-break/></text:span><text:span text:style-name="T1">module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758cm" svg:y1="5.992cm" svg:x2="6.944cm" svg:y2="7.486cm" draw:start-shape="id24" draw:start-glue-point="2" draw:end-shape="id7" draw:end-glue-point="1" svg:d="m13758 5992v1494h-6814">
          <text:p/>
        </draw:connector>
        <draw:custom-shape draw:style-name="gr2" draw:text-style-name="P1" draw:layer="layout" svg:width="2.879cm" svg:height="2.544cm" svg:x="12.333cm" svg:y="7.806cm">
          <text:p text:style-name="P2"><text:span text:style-name="T1">External</text:span><text:span text:style-name="T1"><text:line-break/></text:span><text:span text:style-name="T1">binari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57cm" svg:height="0.807cm" svg:x="12.581cm" svg:y="9.186cm">
          <text:p text:style-name="P2"><text:span text:style-name="T1">Condo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111cm" svg:y1="9.187cm" svg:x2="11.543cm" svg:y2="5.288cm" draw:start-shape="id25" draw:start-glue-point="0" draw:end-shape="id6" draw:end-glue-point="1" svg:d="m13111 9187-1568-38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6" draw:display-name="Dash 6" draw:style="rect" draw:dots1="1" draw:dots1-length="0.152cm" draw:dots2="1" draw:dots2-length="0.152cm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5.723cm" fo:page-height="12.01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6T16:50:08</meta:creation-date>
    <dc:creator>Igor Sfiligoi</dc:creator>
    <dc:date>2008-10-06T17:21:32</dc:date>
    <meta:editing-cycles>2</meta:editing-cycles>
    <meta:editing-duration>PT15M53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